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4.995cm"/>
    </style:style>
    <style:style style:name="co4" style:family="table-column">
      <style:table-column-properties fo:break-before="auto" style:column-width="3.291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7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1.933cm" svg:height="7.758cm" svg:x="4.546cm" svg:y="8.436cm">
            <draw:object draw:notify-on-update-of-ranges="Hoja1.D11:Hoja1.D15 Hoja1.E10:Hoja1.E10 Hoja1.E11:Hoja1.E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18cm" svg:height="7.471cm" svg:x="17.146cm" svg:y="8.662cm">
            <draw:object draw:notify-on-update-of-ranges="Hoja1.D10:Hoja1.D15 Hoja1.H10:Hoja1.H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Fitxer</text:p>
          </table:table-cell>
          <table:table-cell table:style-name="ce1" office:value-type="string" calcext:value-type="string">
            <text:p>Nº de linees (N)</text:p>
          </table:table-cell>
          <table:table-cell table:style-name="ce1" office:value-type="string" calcext:value-type="string">
            <text:p>Nodes insertats</text:p>
          </table:table-cell>
          <table:table-cell table:style-name="ce1" office:value-type="string" calcext:value-type="string">
            <text:p>Mitja de retard</text:p>
          </table:table-cell>
          <table:table-cell table:style-name="ce1" office:value-type="string" calcext:value-type="string">
            <text:p>Temps(amb l'opció valgrind)</text:p>
          </table:table-cell>
          <table:table-cell table:style-name="ce1" office:value-type="string" calcext:value-type="string">
            <text:p>Temps(sense l'opció valgrind)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file.cs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6 minuts</text:p>
          </table:table-cell>
          <table:table-cell table:style-name="ce2" office:value-type="string" calcext:value-type="string">
            <text:p>0.488159 segons</text:p>
          </table:table-cell>
          <table:table-cell table:style-name="ce2" office:value-type="string" calcext:value-type="string">
            <text:p>0.017643 segons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file.csv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4 minuts</text:p>
          </table:table-cell>
          <table:table-cell table:style-name="ce2" office:value-type="string" calcext:value-type="string">
            <text:p>0.496097 segons</text:p>
          </table:table-cell>
          <table:table-cell table:style-name="ce2" office:value-type="string" calcext:value-type="string">
            <text:p>0.019612 segons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file.csv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25 minuts</text:p>
          </table:table-cell>
          <table:table-cell table:style-name="ce2" office:value-type="string" calcext:value-type="string">
            <text:p>0.556916 segons</text:p>
          </table:table-cell>
          <table:table-cell table:style-name="ce2" office:value-type="string" calcext:value-type="string">
            <text:p>0.020377 segons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file.csv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6 minuts</text:p>
          </table:table-cell>
          <table:table-cell table:style-name="ce2" office:value-type="string" calcext:value-type="string">
            <text:p>1.001799 segons</text:p>
          </table:table-cell>
          <table:table-cell table:style-name="ce2" office:value-type="string" calcext:value-type="string">
            <text:p>0.037954 segons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2008.csv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5 minuts</text:p>
          </table:table-cell>
          <table:table-cell table:style-name="ce2" office:value-type="string" calcext:value-type="string">
            <text:p>4.92310945 minuts</text:p>
          </table:table-cell>
          <table:table-cell table:style-name="ce2" office:value-type="string" calcext:value-type="string">
            <text:p>9.607852 segons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2008.csv</text:p>
          </table:table-cell>
          <table:table-cell table:style-name="ce2" office:value-type="float" office:value="7009728" calcext:value-type="float">
            <text:p>7009728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7 minuts</text:p>
          </table:table-cell>
          <table:table-cell table:style-name="ce2" office:value-type="string" calcext:value-type="string">
            <text:p>11.36159071667 minuts</text:p>
          </table:table-cell>
          <table:table-cell table:style-name="ce2" office:value-type="string" calcext:value-type="string">
            <text:p>22.215263 sego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 style:data-style-name="N2" text:time-value="12:05:20.5771847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02:46:45.497280043</meta:creation-date>
    <dc:date>2016-10-22T16:46:09.702001616</dc:date>
    <meta:editing-duration>PT4H24M16S</meta:editing-duration>
    <meta:editing-cycles>4</meta:editing-cycles>
    <meta:generator>LibreOffice/4.2.8.2$Linux_X86_64 LibreOffice_project/420m0$Build-2</meta:generator>
    <meta:document-statistic meta:table-count="1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34cm" svg:height="7.759cm" xlink:href=".." xlink:type="simple" chart:class="chart:line" chart:style-name="ch1">
        <chart:title svg:x="2.801cm" svg:y="0.291cm" chart:style-name="ch2">
          <text:p>Nº nodes insertats per N linees</text:p>
        </chart:title>
        <chart:plot-area chart:style-name="ch3" table:cell-range-address="Hoja1.D10:Hoja1.E15" chart:data-source-has-labels="both" svg:x="1.249cm" svg:y="1.251cm" svg:width="10.447cm" svg:height="5.372cm">
          <chartooo:coordinate-region svg:x="2.056cm" svg:y="1.45cm" svg:width="8.99cm" svg:height="4.526cm"/>
          <chart:axis chart:dimension="x" chart:name="primary-x" chart:style-name="ch4" chartooo:axis-type="auto">
            <chartooo:date-scale/>
            <chart:title svg:x="5.925cm" svg:y="6.778cm" chart:style-name="ch5">
              <text:p>Linees</text:p>
            </chart:title>
            <chart:categories table:cell-range-address="Hoja1.D11:Hoja1.D15"/>
          </chart:axis>
          <chart:axis chart:dimension="y" chart:name="primary-y" chart:style-name="ch4">
            <chart:title svg:x="0.451cm" svg:y="4.471cm" chart:style-name="ch6">
              <text:p>Nodes</text:p>
            </chart:title>
            <chart:grid chart:style-name="ch7" chart:class="major"/>
          </chart:axis>
          <chart:series chart:style-name="ch8" chart:values-cell-range-address="Hoja1.E11:Hoja1.E15" chart:label-cell-address="Hoja1.E10:Hoja1.E10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Hoja1.E10:Hoja1.E10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Hoja1.D11:Hoja1.D15</svg:desc>
                </draw:g>
              </table:table-cell>
              <table:table-cell office:value-type="float" office:value="6">
                <text:p>6</text:p>
                <draw:g>
                  <svg:desc>Hoja1.E11:Hoja1.E15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7009728">
                <text:p>7009730</text:p>
              </table:table-cell>
              <table:table-cell office:value-type="float" office:value="305">
                <text:p>3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81cm" svg:height="7.472cm" xlink:href=".." xlink:type="simple" chart:class="chart:line" chart:style-name="ch1">
        <chart:title svg:x="3.625cm" svg:y="0.285cm" chart:style-name="ch2">
          <text:p>Mitja retard per N linees</text:p>
        </chart:title>
        <chart:plot-area chart:style-name="ch3" table:cell-range-address="Hoja1.D10:Hoja1.D15 Hoja1.H10:Hoja1.H15" svg:x="1.254cm" svg:y="1.239cm" svg:width="10.684cm" svg:height="5.103cm">
          <chartooo:coordinate-region svg:x="2.801cm" svg:y="1.439cm" svg:width="9.044cm" svg:height="4.256cm"/>
          <chart:axis chart:dimension="x" chart:name="primary-x" chart:style-name="ch4">
            <chart:title svg:x="5.507cm" svg:y="6.491cm" chart:style-name="ch5">
              <text:p>Mitja de retard</text:p>
            </chart:title>
          </chart:axis>
          <chart:axis chart:dimension="y" chart:name="primary-y" chart:style-name="ch4">
            <chart:title svg:x="0.451cm" svg:y="4.337cm" chart:style-name="ch6">
              <text:p>Linees</text:p>
            </chart:title>
            <chart:grid chart:style-name="ch7" chart:class="major"/>
          </chart:axis>
          <chart:series chart:style-name="ch8" chart:values-cell-range-address="Hoja1.D10:Hoja1.D15" chart:class="chart:line">
            <chart:data-point chart:repeated="6"/>
          </chart:series>
          <chart:series chart:style-name="ch9" chart:values-cell-range-address="Hoja1.H10:Hoja1.H15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D10:Hoja1.D15</svg:desc>
                </draw:g>
              </table:table-cell>
              <table:table-cell office:value-type="float" office:value="NaN">
                <text:p>NaN</text:p>
                <draw:g>
                  <svg:desc>Hoja1.H10:Hoja1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9728">
                <text:p>70097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